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1af" officeooo:paragraph-rsid="000c5b22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officeooo:paragraph-rsid="000c5b22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c5b2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5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10.201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0c5b22" style:font-size-asian="12pt" style:font-size-complex="12pt"/>
    </style:style>
    <style:style style:name="P7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08c1af" officeooo:paragraph-rsid="000c5b2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8730f" style:font-size-asian="12pt" style:font-size-complex="12pt"/>
    </style:style>
    <style:style style:name="T3" style:family="text">
      <style:text-properties fo:font-size="12pt" officeooo:rsid="0008c1af" style:font-size-asian="12pt" style:font-size-complex="12pt"/>
    </style:style>
    <style:style style:name="T4" style:family="text">
      <style:text-properties fo:font-size="12pt" officeooo:rsid="0009d520" style:font-size-asian="12pt" style:font-size-complex="12pt"/>
    </style:style>
    <style:style style:name="T5" style:family="text">
      <style:text-properties fo:font-size="12pt" officeooo:rsid="0006d5b5" style:font-size-asian="12pt" style:font-size-complex="12pt"/>
    </style:style>
    <style:style style:name="T6" style:family="text">
      <style:text-properties fo:font-size="12pt" officeooo:rsid="000e4d47" style:font-size-asian="12pt" style:font-size-complex="12pt"/>
    </style:style>
    <style:style style:name="T7" style:family="text">
      <style:text-properties fo:font-size="12pt" officeooo:rsid="000f2d8f" style:font-size-asian="12pt" style:font-size-complex="12pt"/>
    </style:style>
    <style:style style:name="T8" style:family="text">
      <style:text-properties officeooo:rsid="0006d5b5"/>
    </style:style>
    <style:style style:name="T9" style:family="text">
      <style:text-properties officeooo:rsid="00350896"/>
    </style:style>
    <style:style style:name="T10" style:family="text">
      <style:text-properties officeooo:rsid="000f2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Ф</text:span><text:span text:style-name="T1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3"/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Лабораторная работа </text:span><text:span text:style-name="T4">№</text:span><text:span text:style-name="T6">1</text:span></text:p>
      <text:p text:style-name="P4">Вариант №<text:span text:style-name="T10">40942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ыполнил</text:p>
      <text:p text:style-name="P7">Путинцев Данил Денисович</text:p>
      <text:p text:style-name="P7">Группа P3<text:span text:style-name="T10">2</text:span>07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1"><text:span text:style-name="T1">Санкт-Петербург 202</text:span><text:span text:style-name="T7">4</text:span><text:span text:style-name="T1"> го</text:span><text:span text:style-name="T2">д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8:03:30.853892358</meta:creation-date>
    <dc:date>2024-09-07T08:06:33.672479311</dc:date>
    <meta:editing-duration>PT3M3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8" meta:word-count="31" meta:character-count="295" meta:non-whitespace-character-count="272"/>
  </office:meta>
</office:document-meta>
</file>